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a162" officeooo:paragraph-rsid="0019a162"/>
    </style:style>
    <style:style style:name="P2" style:family="paragraph" style:parent-style-name="Standard">
      <style:text-properties fo:font-size="14pt" officeooo:rsid="0019a162" officeooo:paragraph-rsid="0019a162" style:font-size-asian="14pt" style:font-size-complex="14pt"/>
    </style:style>
    <style:style style:name="P3" style:family="paragraph" style:parent-style-name="Standard">
      <style:text-properties fo:font-size="14pt" officeooo:rsid="001b5762" officeooo:paragraph-rsid="001b5762" style:font-size-asian="14pt" style:font-size-complex="14pt"/>
    </style:style>
    <style:style style:name="P4" style:family="paragraph" style:parent-style-name="Standard">
      <style:text-properties fo:font-size="14pt" officeooo:rsid="001d9ec2" officeooo:paragraph-rsid="001d9ec2" style:font-size-asian="14pt" style:font-size-complex="14pt"/>
    </style:style>
    <style:style style:name="P5" style:family="paragraph" style:parent-style-name="Standard">
      <style:text-properties fo:font-size="14pt" officeooo:rsid="001f4492" officeooo:paragraph-rsid="001f4492" style:font-size-asian="14pt" style:font-size-complex="14pt"/>
    </style:style>
    <style:style style:name="P6" style:family="paragraph" style:parent-style-name="Standard">
      <style:text-properties officeooo:rsid="001a958e" officeooo:paragraph-rsid="001a958e"/>
    </style:style>
    <style:style style:name="P7" style:family="paragraph" style:parent-style-name="Standard">
      <style:text-properties officeooo:rsid="001adf97" officeooo:paragraph-rsid="001adf97"/>
    </style:style>
    <style:style style:name="P8" style:family="paragraph" style:parent-style-name="Standard">
      <style:text-properties officeooo:rsid="001b4649" officeooo:paragraph-rsid="001b4649"/>
    </style:style>
    <style:style style:name="P9" style:family="paragraph" style:parent-style-name="Standard">
      <style:text-properties officeooo:rsid="001b5762" officeooo:paragraph-rsid="001b5762"/>
    </style:style>
    <style:style style:name="P10" style:family="paragraph" style:parent-style-name="Standard">
      <style:text-properties officeooo:rsid="001b5762" officeooo:paragraph-rsid="001cf61f"/>
    </style:style>
    <style:style style:name="P11" style:family="paragraph" style:parent-style-name="Standard">
      <style:text-properties officeooo:rsid="001cf61f" officeooo:paragraph-rsid="001cf61f"/>
    </style:style>
    <style:style style:name="P12" style:family="paragraph" style:parent-style-name="Standard">
      <style:text-properties officeooo:rsid="001d9ec2" officeooo:paragraph-rsid="001d9ec2"/>
    </style:style>
    <style:style style:name="P13" style:family="paragraph" style:parent-style-name="Standard">
      <style:text-properties officeooo:rsid="001f4492" officeooo:paragraph-rsid="001f4492"/>
    </style:style>
    <style:style style:name="P14" style:family="paragraph" style:parent-style-name="Standard">
      <style:text-properties officeooo:rsid="00210858" officeooo:paragraph-rsid="00210858"/>
    </style:style>
    <style:style style:name="T1" style:family="text">
      <style:text-properties officeooo:rsid="001b5762"/>
    </style:style>
    <style:style style:name="T2" style:family="text">
      <style:text-properties officeooo:rsid="001cf61f"/>
    </style:style>
    <style:style style:name="T3" style:family="text">
      <style:text-properties officeooo:rsid="001d366a"/>
    </style:style>
    <style:style style:name="T4" style:family="text">
      <style:text-properties officeooo:rsid="00210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el Trainer</text:p>
      <text:p text:style-name="P2">Assignment 3:</text:p>
      <text:p text:style-name="P1"/>
      <text:p text:style-name="P3">Network activity</text:p>
      <text:p text:style-name="P1">Raspberry pi power when it was first turned on:</text:p>
      <text:p text:style-name="P1">Initially started at 2W and slowly went up to 5W. It oscillated between 3.5-5W until it was ready to be logged into where it stayed at a steady 4.8W</text:p>
      <text:p text:style-name="P1"/>
      <text:p text:style-name="P6">When not being used steady state of 4.8W.</text:p>
      <text:p text:style-name="P1"/>
      <text:p text:style-name="P1"/>
      <text:p text:style-name="P7">Using TCP on raspberry pi</text:p>
      <text:p text:style-name="P7">From time 23:29:15 – 23:30:02, 362 packets captured in 47 seconds. <text:s/>This implies 7.7 events/s.</text:p>
      <text:p text:style-name="P7"/>
      <text:p text:style-name="P7">While using ping from raspberry pi to lab machine using flooding, the power rose to 5.5W and dropped back to 4.8W afterwards.</text:p>
      <text:p text:style-name="P7"/>
      <text:p text:style-name="P7">While using ping from lab machine to raspberry pi using flooding, the power rose to 5.1W with a little bit of fluctuation and then dropped back to 4.8W afterwards.</text:p>
      <text:p text:style-name="P7"/>
      <text:p text:style-name="P8">It is more expensive from an energy standpoint to send data from the raspberry pi than to receive. This could be because there is more processing to do to send out data than there is to receive it <text:span text:style-name="T1">and processing uses power.</text:span></text:p>
      <text:p text:style-name="P1"/>
      <text:p text:style-name="P1"/>
      <text:p text:style-name="P9">Iperf, raspberry pi as server, sending bandwidth 1Gbps UDP mode.</text:p>
      <text:p text:style-name="P9">Power rose to around 5.8W and max 6W.</text:p>
      <text:p text:style-name="P9">Iperf, raspberry pi as client, sending bandwidth 1Gbps UDP mode</text:p>
      <text:p text:style-name="P9">Power rose to around 5.5W and max 5.7W.</text:p>
      <text:p text:style-name="P9">So using raspberry pi as a server uses slightly more power.</text:p>
      <text:p text:style-name="P9"/>
      <text:p text:style-name="P9"><text:span text:style-name="T2">For </text:span>R<text:span text:style-name="T2">x</text:span>-usecs <text:span text:style-name="T2">=</text:span> 57</text:p>
      <text:p text:style-name="P1"/>
      <text:p text:style-name="P11">Now for Rx-usecs = 0</text:p>
      <text:p text:style-name="P11"/>
      <text:p text:style-name="P10">Iperf, raspberry pi as server, sending bandwidth 1Gbps UDP mode.</text:p>
      <text:p text:style-name="P10">Power rose to around 5.8W and max 6W.</text:p>
      <text:p text:style-name="P10">Iperf, raspberry pi as client, sending bandwidth 1Gbps UDP mode</text:p>
      <text:p text:style-name="P10">Power rose to around 5.<text:span text:style-name="T2">7</text:span>W and max <text:span text:style-name="T2">6</text:span>W.</text:p>
      <text:p text:style-name="P10"/>
      <text:p text:style-name="P11">With this change <text:span text:style-name="T3">in Rx-usecs </text:span>it now used more power as <text:span text:style-name="T3">the iperf</text:span> client than earlier. This may be because it was able to <text:span text:style-name="T3">send more data </text:span>because of the reduced time. However the power as the <text:span text:style-name="T3">iperf </text:span>server did not change. I think this is because it was receiving from the lab machine which I did not change the settings of.</text:p>
      <text:p text:style-name="P11"/>
      <text:p text:style-name="P11"/>
      <text:p text:style-name="P11"/>
      <text:p text:style-name="P11"/>
      <text:p text:style-name="P11"/>
      <text:p text:style-name="P11"/>
      <text:p text:style-name="P11"/>
      <text:p text:style-name="P11"/>
      <text:p text:style-name="P4"><text:soft-page-break/>CPU activity</text:p>
      <text:p text:style-name="P12"/>
      <text:p text:style-name="P13">Stress test power went to 6.4W. This is higher than any previous values of power.</text:p>
      <text:p text:style-name="P13"/>
      <text:p text:style-name="P13"/>
      <text:p text:style-name="P5">Theoretical Experiments</text:p>
      <text:p text:style-name="P12"/>
      <text:p text:style-name="P13">Theoretical carbon footprint of the raspberry pi</text:p>
      <text:p text:style-name="P13">Country: Spain</text:p>
      <text:p text:style-name="P13">CI = 112 g/kWh</text:p>
      <text:p text:style-name="P13">PCF for raspberry pi = 31 Wh</text:p>
      <text:p text:style-name="P12"/>
      <text:p text:style-name="P13">so CF = 0.00347 kg <text:span text:style-name="T4">CO2</text:span></text:p>
      <text:p text:style-name="P13"/>
      <text:p text:style-name="P14">If 30B raspberry pis were connected to the internet</text:p>
      <text:p text:style-name="P14">CF = 104,160,000 kg CO2</text:p>
      <text:p text:style-name="P14"/>
      <text:p text:style-name="P14">The world total carbon emissions is 36.8 GT so this would imply the internet makes up 0.3% of emissions. In reality it is more like 3.7% of emissions.</text:p>
      <text:p text:style-name="P14">The 104,160,000 kg is a significant number but in reality the number would be even larger. It is an unfair estimate of the Internet’s carbon footpri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11:01:24.960329344</meta:creation-date>
    <dc:date>2024-05-21T12:06:17.875135325</dc:date>
    <meta:editing-duration>PT33M18S</meta:editing-duration>
    <meta:editing-cycles>7</meta:editing-cycles>
    <meta:generator>LibreOffice/7.3.7.2$Linux_X86_64 LibreOffice_project/30$Build-2</meta:generator>
    <meta:document-statistic meta:table-count="0" meta:image-count="0" meta:object-count="0" meta:page-count="2" meta:paragraph-count="35" meta:word-count="431" meta:character-count="2344" meta:non-whitespace-character-count="1946"/>
  </office:meta>
</office:document-meta>
</file>